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Droid Sans Devanagari" svg:font-family="'Droid Sans Devanagari'" style:font-family-generic="swiss"/>
    <style:font-face style:name="monospace" svg:font-family="monospace" style:font-pitch="fixed"/>
    <style:font-face style:name="Liberation Mono" svg:font-family="'Liberation Mono', 'Courier New'" style:font-family-generic="modern" style:font-pitch="fixed"/>
    <style:font-face style:name="Droid Sans Devanagari2" svg:font-family="'Droid Sans Devanagari'" style:font-pitch="variable"/>
    <style:font-face style:name="Source Han Sans CN1" svg:font-family="'Source Han Sans C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21409a" draw:textarea-horizontal-align="justify" draw:textarea-vertical-align="middle" draw:auto-grow-height="false" fo:min-height="1.494cm" fo:min-width="4.644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eeeeee" draw:textarea-horizontal-align="justify" draw:textarea-vertical-align="middle" draw:auto-grow-height="false" fo:min-height="20.965cm" fo:min-width="22.268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212cm" svg:stroke-color="#000000" draw:marker-start-width="0.517cm" draw:marker-end-width="0.517cm" draw:fill-color="#dddddd" draw:textarea-horizontal-align="justify" draw:textarea-vertical-align="middle" draw:auto-grow-height="false" fo:min-height="6.054cm" fo:min-width="19.704cm" fo:padding-top="0.23cm" fo:padding-bottom="0.23cm" fo:padding-left="0.355cm" fo:padding-right="0.355cm"/>
      <style:paragraph-properties style:writing-mode="lr-tb"/>
    </style:style>
    <style:style style:name="gr4" style:family="graphic" style:parent-style-name="standard">
      <style:graphic-properties draw:stroke="solid" draw:stroke-dash="Fine_20_Dashed" svg:stroke-width="0.212cm" svg:stroke-color="#000000" draw:marker-start-width="0.518cm" draw:marker-end-width="0.518cm" draw:fill-color="#127622" draw:textarea-horizontal-align="justify" draw:textarea-vertical-align="middle" draw:auto-grow-height="false" fo:min-height="13.056cm" fo:min-width="18.706cm" fo:padding-top="0.231cm" fo:padding-bottom="0.231cm" fo:padding-left="0.356cm" fo:padding-right="0.356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518cm" draw:marker-end-width="0.518cm" draw:fill-color="#21409a" draw:textarea-horizontal-align="justify" draw:textarea-vertical-align="middle" draw:auto-grow-height="false" fo:min-height="1.494cm" fo:min-width="4.644cm" fo:padding-top="0.178cm" fo:padding-bottom="0.178cm" fo:padding-left="0.303cm" fo:padding-right="0.303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2.65cm" fo:min-width="19.7cm"/>
      <style:paragraph-properties style:writing-mode="lr-tb"/>
    </style:style>
    <style:style style:name="gr7" style:family="graphic" style:parent-style-name="standard">
      <style:graphic-properties draw:stroke="solid" draw:stroke-dash="Ultrafine_20_Dotted_20__28_var_29_" svg:stroke-width="0.212cm" svg:stroke-color="#bf0041" draw:marker-start-width="0.518cm" draw:marker-end-width="0.518cm" draw:fill="none" draw:textarea-horizontal-align="justify" draw:textarea-vertical-align="middle" draw:auto-grow-height="false" fo:min-height="9.75cm" fo:min-width="19.7cm" fo:padding-top="0.231cm" fo:padding-bottom="0.231cm" fo:padding-left="0.356cm" fo:padding-right="0.356cm"/>
      <style:paragraph-properties style:writing-mode="lr-tb"/>
    </style:style>
    <style:style style:name="gr8" style:family="graphic" style:parent-style-name="standard">
      <style:graphic-properties svg:stroke-width="0.212cm" svg:stroke-color="#000000" draw:marker-start-width="0.518cm" draw:marker-end-width="0.518cm" draw:fill-color="#adc5e7" draw:textarea-horizontal-align="justify" draw:textarea-vertical-align="middle" draw:auto-grow-height="false" fo:min-height="13.292cm" fo:min-width="19.542cm" fo:padding-top="0.231cm" fo:padding-bottom="0.231cm" fo:padding-left="0.356cm" fo:padding-right="0.356cm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-width="0.518cm" draw:marker-end-width="0.518cm" draw:fill-color="#21409a" draw:textarea-horizontal-align="justify" draw:textarea-vertical-align="middle" draw:auto-grow-height="false" fo:min-height="3.344cm" fo:min-width="17.396cm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2.65cm" fo:min-width="19.7cm"/>
    </style:style>
    <style:style style:name="gr11" style:family="graphic" style:parent-style-name="standard" style:list-style-name="L1">
      <style:graphic-properties draw:stroke="solid" draw:stroke-dash="Fine_20_Dashed" svg:stroke-width="0.106cm" svg:stroke-color="#bf0041" draw:marker-start-width="0.359cm" draw:marker-end-width="0.359cm" draw:fill="solid" draw:fill-color="#c9211e" draw:textarea-horizontal-align="justify" draw:textarea-vertical-align="middle" draw:auto-grow-height="false" fo:min-height="3.244cm" fo:min-width="7.847cm" fo:padding-top="0.178cm" fo:padding-bottom="0.178cm" fo:padding-left="0.303cm" fo:padding-right="0.303cm"/>
      <style:paragraph-properties style:writing-mode="lr-tb"/>
    </style:style>
    <style:style style:name="gr12" style:family="graphic" style:parent-style-name="standard" style:list-style-name="L1">
      <style:graphic-properties draw:stroke="solid" draw:stroke-dash="Fine_20_Dashed" svg:stroke-width="0.212cm" svg:stroke-color="#bf0041" draw:marker-start-width="0.518cm" draw:marker-end-width="0.518cm" draw:fill="solid" draw:fill-color="#c9211e" draw:textarea-horizontal-align="justify" draw:textarea-vertical-align="middle" draw:auto-grow-height="false" fo:min-height="3.138cm" fo:min-width="8.541cm" fo:padding-top="0.231cm" fo:padding-bottom="0.231cm" fo:padding-left="0.356cm" fo:padding-right="0.356cm"/>
      <style:paragraph-properties style:writing-mode="lr-tb"/>
    </style:style>
    <style:style style:name="gr13" style:family="graphic" style:parent-style-name="standard" style:list-style-name="L1">
      <style:graphic-properties draw:stroke="solid" draw:stroke-dash="Fine_20_Dashed" svg:stroke-width="0.212cm" svg:stroke-color="#bf0041" draw:marker-start-width="0.518cm" draw:marker-end-width="0.518cm" draw:fill="solid" draw:fill-color="#c9211e" draw:textarea-horizontal-align="justify" draw:textarea-vertical-align="middle" draw:auto-grow-height="false" fo:min-height="3.138cm" fo:min-width="9.841cm" fo:padding-top="0.231cm" fo:padding-bottom="0.231cm" fo:padding-left="0.356cm" fo:padding-right="0.356cm"/>
      <style:paragraph-properties style:writing-mode="lr-tb"/>
    </style:style>
    <style:style style:name="gr14" style:family="graphic" style:parent-style-name="standard" style:list-style-name="L1">
      <style:graphic-properties draw:stroke="solid" draw:stroke-dash="Fine_20_Dashed" svg:stroke-width="0.212cm" svg:stroke-color="#bf0041" draw:marker-start-width="0.518cm" draw:marker-end-width="0.518cm" draw:fill="solid" draw:fill-color="#c9211e" draw:textarea-horizontal-align="justify" draw:textarea-vertical-align="middle" draw:auto-grow-height="false" fo:min-height="3.138cm" fo:min-width="9.841cm" fo:padding-top="0.231cm" fo:padding-bottom="0.231cm" fo:padding-left="0.356cm" fo:padding-right="0.356cm"/>
      <style:paragraph-properties style:writing-mode="lr-tb"/>
    </style:style>
    <style:style style:name="gr15" style:family="graphic" style:parent-style-name="objectwithoutfill">
      <style:graphic-properties draw:stroke="solid" svg:stroke-width="0.212cm" svg:stroke-color="#bf0041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6" style:family="graphic" style:parent-style-name="standard">
      <style:graphic-properties svg:stroke-width="0.106cm" svg:stroke-color="#000000" draw:marker-start-width="0.518cm" draw:marker-end-width="0.518cm" draw:fill-color="#21409a" draw:textarea-horizontal-align="justify" draw:textarea-vertical-align="middle" draw:auto-grow-height="false" fo:min-height="1.147cm" fo:min-width="16.488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000000" draw:marker-start-width="0.518cm" draw:marker-end-width="0.518cm" draw:fill-color="#21409a" draw:textarea-horizontal-align="justify" draw:textarea-vertical-align="middle" draw:auto-grow-height="false" fo:min-height="1.147cm" fo:min-width="22.427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0000" draw:marker-start-width="0.518cm" draw:marker-end-width="0.518cm" draw:fill-color="#21409a" draw:textarea-horizontal-align="justify" draw:textarea-vertical-align="middle" draw:auto-grow-height="false" fo:min-height="1.328cm" fo:min-width="22.627cm" fo:padding-top="0.178cm" fo:padding-bottom="0.178cm" fo:padding-left="0.303cm" fo:padding-right="0.303cm"/>
    </style:style>
    <style:style style:name="P1" style:family="paragraph">
      <loext:graphic-properties draw:fill-color="#21409a"/>
      <style:paragraph-properties fo:text-align="center"/>
    </style:style>
    <style:style style:name="P2" style:family="paragraph">
      <loext:graphic-properties draw:fill-color="#eeeeee"/>
      <style:paragraph-properties fo:text-align="start"/>
      <style:text-properties style:font-name="monospace" fo:font-size="24pt" style:font-size-asian="24pt" style:font-size-complex="24pt"/>
    </style:style>
    <style:style style:name="P3" style:family="paragraph">
      <style:paragraph-properties fo:text-align="center" style:writing-mode="lr-tb"/>
      <style:text-properties fo:font-size="96pt" fo:font-style="italic" fo:text-shadow="1pt 1pt" fo:font-weight="bold" style:font-size-asian="96pt" style:font-style-asian="italic" style:font-weight-asian="bold" style:font-size-complex="96pt" style:font-style-complex="italic" style:font-weight-complex="bold"/>
    </style:style>
    <style:style style:name="P4" style:family="paragraph">
      <loext:graphic-properties draw:fill-color="#dddddd"/>
      <style:paragraph-properties fo:text-align="center" style:writing-mode="lr-tb"/>
      <style:text-properties fo:font-size="96pt" fo:font-style="italic" fo:text-shadow="1pt 1pt" fo:font-weight="bold" style:font-size-asian="96pt" style:font-style-asian="italic" style:font-weight-asian="bold" style:font-size-complex="96pt" style:font-style-complex="italic" style:font-weight-complex="bold"/>
    </style:style>
    <style:style style:name="P5" style:family="paragraph">
      <style:paragraph-properties fo:text-align="center" style:writing-mode="lr-tb"/>
      <style:text-properties fo:color="#ffffff" loext:opacity="100%" fo:font-size="96pt" fo:font-style="italic" fo:text-shadow="1pt 1pt" fo:font-weight="bold" style:font-size-asian="96pt" style:font-style-asian="italic" style:font-weight-asian="bold" style:font-size-complex="96pt" style:font-style-complex="italic" style:font-weight-complex="bold"/>
    </style:style>
    <style:style style:name="P6" style:family="paragraph">
      <loext:graphic-properties draw:fill-color="#127622"/>
      <style:paragraph-properties fo:text-align="center" style:writing-mode="lr-tb"/>
      <style:text-properties fo:color="#ffffff" loext:opacity="100%" fo:font-size="96pt" fo:font-style="italic" fo:text-shadow="1pt 1pt" fo:font-weight="bold" style:font-size-asian="96pt" style:font-style-asian="italic" style:font-weight-asian="bold" style:font-size-complex="96pt" style:font-style-complex="italic" style:font-weight-complex="bold"/>
    </style:style>
    <style:style style:name="P7" style:family="paragraph">
      <style:paragraph-properties fo:text-align="center" style:writing-mode="lr-tb"/>
      <style:text-properties fo:font-size="80pt" fo:font-weight="bold" style:font-size-asian="80pt" style:font-weight-asian="bold" style:font-size-complex="80pt" style:font-weight-complex="bold"/>
    </style:style>
    <style:style style:name="P8" style:family="paragraph">
      <loext:graphic-properties draw:fill="none"/>
      <style:paragraph-properties fo:text-align="center" style:writing-mode="lr-tb"/>
      <style:text-properties fo:font-size="80pt" fo:font-weight="bold" style:font-size-asian="80pt" style:font-weight-asian="bold" style:font-size-complex="80pt" style:font-weight-complex="bold"/>
    </style:style>
    <style:style style:name="P9" style:family="paragraph">
      <style:paragraph-properties fo:text-align="center" style:writing-mode="lr-tb"/>
      <style:text-properties fo:font-size="80pt" fo:text-shadow="1pt 1pt" fo:font-weight="bold" style:font-size-asian="80pt" style:font-weight-asian="bold" style:font-size-complex="80pt" style:font-weight-complex="bold"/>
    </style:style>
    <style:style style:name="P10" style:family="paragraph">
      <loext:graphic-properties draw:fill="none"/>
      <style:paragraph-properties fo:text-align="center" style:writing-mode="lr-tb"/>
      <style:text-properties fo:font-size="80pt" fo:text-shadow="1pt 1pt" fo:font-weight="bold" style:font-size-asian="80pt" style:font-weight-asian="bold" style:font-size-complex="80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0pt" style:font-size-asian="80pt" style:font-size-complex="80pt"/>
    </style:style>
    <style:style style:name="P12" style:family="paragraph">
      <style:paragraph-properties fo:text-align="center" style:writing-mode="lr-tb"/>
      <style:text-properties fo:font-size="80pt" style:font-size-asian="80pt" style:font-size-complex="80pt"/>
    </style:style>
    <style:style style:name="P13" style:family="paragraph">
      <loext:graphic-properties draw:fill="none"/>
      <style:paragraph-properties fo:text-align="center" style:writing-mode="lr-tb"/>
      <style:text-properties fo:font-size="80pt" style:font-size-asian="80pt" style:font-size-complex="80pt"/>
    </style:style>
    <style:style style:name="P14" style:family="paragraph">
      <style:paragraph-properties fo:text-align="center" style:writing-mode="lr-tb"/>
      <style:text-properties fo:font-size="88pt" fo:font-style="italic" fo:text-shadow="none" fo:font-weight="bold" style:font-size-asian="88pt" style:font-style-asian="italic" style:font-weight-asian="bold" style:font-size-complex="88pt" style:font-style-complex="italic" style:font-weight-complex="bold"/>
    </style:style>
    <style:style style:name="P15" style:family="paragraph">
      <loext:graphic-properties draw:fill-color="#adc5e7"/>
      <style:paragraph-properties fo:text-align="center" style:writing-mode="lr-tb"/>
      <style:text-properties fo:font-size="88pt" fo:font-style="italic" fo:text-shadow="none" fo:font-weight="bold" style:font-size-asian="88pt" style:font-style-asian="italic" style:font-weight-asian="bold" style:font-size-complex="88pt" style:font-style-complex="italic" style:font-weight-complex="bold"/>
    </style:style>
    <style:style style:name="P16" style:family="paragraph">
      <style:paragraph-properties fo:text-align="center" style:writing-mode="lr-tb"/>
      <style:text-properties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P17" style:family="paragraph">
      <loext:graphic-properties draw:fill-color="#dddddd"/>
      <style:paragraph-properties fo:text-align="center" style:writing-mode="lr-tb"/>
      <style:text-properties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P18" style:family="paragraph">
      <loext:graphic-properties draw:fill="none"/>
      <style:paragraph-properties fo:text-align="center"/>
      <style:text-properties fo:font-size="96pt" style:font-size-asian="96pt" style:font-size-complex="96pt"/>
    </style:style>
    <style:style style:name="P19" style:family="paragraph">
      <style:paragraph-properties fo:margin-left="0cm" fo:margin-right="0cm" fo:text-align="center" fo:text-indent="0cm" style:writing-mode="lr-tb"/>
      <style:text-properties fo:color="#ffffff" loext:opacity="100%" style:font-name="Liberation Sans" fo:font-size="30pt" fo:text-shadow="1pt 1pt" fo:font-weight="bold" style:letter-kerning="true" style:font-name-asian="AR PL SungtiL GB" style:font-size-asian="30pt" style:font-weight-asian="bold" style:font-name-complex="FreeSans" style:font-size-complex="30pt" style:font-weight-complex="bold"/>
    </style:style>
    <style:style style:name="P20" style:family="paragraph">
      <loext:graphic-properties draw:fill="solid" draw:fill-color="#c9211e"/>
      <style:paragraph-properties fo:margin-left="0cm" fo:margin-right="0cm" fo:text-align="center" fo:text-indent="0cm" style:writing-mode="lr-tb"/>
      <style:text-properties fo:color="#ffffff" loext:opacity="100%" style:font-name="Liberation Sans" fo:font-size="30pt" fo:text-shadow="1pt 1pt" fo:font-weight="bold" style:letter-kerning="true" style:font-name-asian="AR PL SungtiL GB" style:font-size-asian="30pt" style:font-weight-asian="bold" style:font-name-complex="FreeSans" style:font-size-complex="30pt" style:font-weight-complex="bold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color="#204a87" loext:opacity="100%" style:font-name="monospace" fo:font-size="24pt" fo:font-weight="bold" style:font-size-asian="24pt" style:font-size-complex="24pt"/>
    </style:style>
    <style:style style:name="T2" style:family="text">
      <style:text-properties fo:color="#000000" loext:opacity="100%" style:font-name="monospace" fo:font-size="24pt" fo:font-weight="bold" style:font-size-asian="24pt" style:font-size-complex="24pt"/>
    </style:style>
    <style:style style:name="T3" style:family="text">
      <style:text-properties style:font-name="monospace" fo:font-size="24pt" style:font-size-asian="24pt" style:font-size-complex="24pt"/>
    </style:style>
    <style:style style:name="T4" style:family="text">
      <style:text-properties fo:color="#000000" loext:opacity="100%" style:font-name="monospace" fo:font-size="24pt" style:font-size-asian="24pt" style:font-size-complex="24pt"/>
    </style:style>
    <style:style style:name="T5" style:family="text">
      <style:text-properties fo:color="#8f5902" loext:opacity="100%" style:font-name="monospace" fo:font-size="24pt" fo:font-style="italic" style:font-size-asian="24pt" style:font-size-complex="24pt"/>
    </style:style>
    <style:style style:name="T6" style:family="text">
      <style:text-properties fo:color="#ce5c00" loext:opacity="100%" style:font-name="monospace" fo:font-size="24pt" fo:font-weight="bold" style:font-size-asian="24pt" style:font-size-complex="24pt"/>
    </style:style>
    <style:style style:name="T7" style:family="text">
      <style:text-properties fo:color="#0000cf" loext:opacity="100%" style:font-name="monospace" fo:font-size="24pt" fo:font-weight="bold" style:font-size-asian="24pt" style:font-size-complex="24pt"/>
    </style:style>
    <style:style style:name="T8" style:family="text">
      <style:text-properties fo:font-size="96pt" fo:font-style="italic" fo:text-shadow="1pt 1pt" fo:font-weight="bold" style:font-size-asian="96pt" style:font-style-asian="italic" style:font-weight-asian="bold" style:font-size-complex="96pt" style:font-style-complex="italic" style:font-weight-complex="bold"/>
    </style:style>
    <style:style style:name="T9" style:family="text">
      <style:text-properties fo:color="#ffffff" loext:opacity="100%" fo:font-size="96pt" fo:font-style="italic" fo:text-shadow="1pt 1pt" fo:font-weight="bold" style:font-size-asian="96pt" style:font-style-asian="italic" style:font-weight-asian="bold" style:font-size-complex="96pt" style:font-style-complex="italic" style:font-weight-complex="bold"/>
    </style:style>
    <style:style style:name="T10" style:family="text">
      <style:text-properties fo:font-size="80pt" fo:font-weight="bold" style:font-size-asian="80pt" style:font-weight-asian="bold" style:font-size-complex="80pt" style:font-weight-complex="bold"/>
    </style:style>
    <style:style style:name="T11" style:family="text">
      <style:text-properties fo:font-size="80pt" fo:text-shadow="1pt 1pt" fo:font-weight="bold" style:font-size-asian="80pt" style:font-weight-asian="bold" style:font-size-complex="80pt" style:font-weight-complex="bold"/>
    </style:style>
    <style:style style:name="T12" style:family="text">
      <style:text-properties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13" style:family="text">
      <style:text-properties fo:font-size="88pt" fo:font-style="italic" fo:text-shadow="none" fo:font-weight="bold" style:font-size-asian="88pt" style:font-style-asian="italic" style:font-weight-asian="bold" style:font-size-complex="88pt" style:font-style-complex="italic" style:font-weight-complex="bold"/>
    </style:style>
    <style:style style:name="T14" style:family="text">
      <style:text-properties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T15" style:family="text">
      <style:text-properties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16" style:family="text">
      <style:text-properties fo:font-size="72pt" fo:font-style="italic" fo:font-weight="normal" style:font-size-asian="72pt" style:font-style-asian="italic" style:font-weight-asian="normal" style:font-size-complex="72pt" style:font-style-complex="italic" style:font-weight-complex="normal"/>
    </style:style>
    <style:style style:name="T17" style:family="text">
      <style:text-properties fo:color="#ffffff" loext:opacity="100%" style:font-name="Liberation Sans" fo:font-size="30pt" fo:text-shadow="1pt 1pt" fo:font-weight="bold" style:letter-kerning="true" style:font-name-asian="AR PL SungtiL GB" style:font-size-asian="30pt" style:font-weight-asian="bold" style:font-name-complex="FreeSans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6cm" svg:height="3.7cm" svg:x="26.102cm" svg:y="9.9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3.2cm" svg:height="21.647cm" svg:x="0.8cm" svg:y="0.853cm">
          <text:p><text:span text:style-name="T1">int</text:span><text:span text:style-name="T2"> fatorial(</text:span><text:span text:style-name="T1">int</text:span><text:span text:style-name="T2"> n)</text:span></text:p>
          <text:p><text:span text:style-name="T3"><text:s text:c="2"/></text:span><text:span text:style-name="T1">int</text:span><text:span text:style-name="T3"> </text:span><text:span text:style-name="T4">fat</text:span><text:span text:style-name="T2">;</text:span></text:p>
          <text:p><text:span text:style-name="T3"><text:s text:c="2"/></text:span><text:span text:style-name="T5">/* não calcula se n &gt; 0 */</text:span></text:p>
          <text:p><text:span text:style-name="T3"><text:s text:c="2"/></text:span><text:span text:style-name="T1">if</text:span><text:span text:style-name="T3"> </text:span><text:span text:style-name="T2">(</text:span><text:span text:style-name="T4">n</text:span><text:span text:style-name="T3"> </text:span><text:span text:style-name="T6">&gt;</text:span><text:span text:style-name="T3"> </text:span><text:span text:style-name="T7">0</text:span><text:span text:style-name="T2">)</text:span><text:span text:style-name="T3"> </text:span><text:span text:style-name="T2">{</text:span><text:span text:style-name="T3"> </text:span></text:p>
          <text:p><text:span text:style-name="T3"><text:s text:c="4"/></text:span><text:span text:style-name="T4">fat</text:span><text:span text:style-name="T3"> </text:span><text:span text:style-name="T6">=</text:span><text:span text:style-name="T3"> </text:span><text:span text:style-name="T7">1</text:span><text:span text:style-name="T2">;</text:span></text:p>
          <text:p><text:span text:style-name="T3"><text:s text:c="4"/></text:span><text:span text:style-name="T1">while</text:span><text:span text:style-name="T3"> </text:span><text:span text:style-name="T2">(</text:span><text:span text:style-name="T7">0</text:span><text:span text:style-name="T3"> </text:span><text:span text:style-name="T6">&lt;</text:span><text:span text:style-name="T3"> </text:span><text:span text:style-name="T4">n</text:span><text:span text:style-name="T2">){</text:span></text:p>
          <text:p><text:span text:style-name="T3"><text:s text:c="6"/></text:span><text:span text:style-name="T4">fat</text:span><text:span text:style-name="T3"> </text:span><text:span text:style-name="T6">=</text:span><text:span text:style-name="T3"> </text:span><text:span text:style-name="T4">fat</text:span><text:span text:style-name="T3"> </text:span><text:span text:style-name="T6">*</text:span><text:span text:style-name="T3"> </text:span><text:span text:style-name="T4">n</text:span><text:span text:style-name="T2">;</text:span></text:p>
          <text:p><text:span text:style-name="T3"><text:s text:c="6"/></text:span><text:span text:style-name="T4">n</text:span><text:span text:style-name="T3"> </text:span><text:span text:style-name="T6">=</text:span><text:span text:style-name="T3"> </text:span><text:span text:style-name="T4">n</text:span><text:span text:style-name="T3"> </text:span><text:span text:style-name="T6">-</text:span><text:span text:style-name="T3"> </text:span><text:span text:style-name="T7">1</text:span><text:span text:style-name="T2">;</text:span></text:p>
          <text:p><text:span text:style-name="T3"><text:s text:c="4"/></text:span><text:span text:style-name="T2">}</text:span></text:p>
          <text:p><text:span text:style-name="T3"><text:s text:c="4"/></text:span><text:span text:style-name="T5">/* retorna o valor do fatorial de n */</text:span></text:p>
          <text:p><text:span text:style-name="T3"><text:s text:c="4"/></text:span><text:span text:style-name="T1">return</text:span><text:span text:style-name="T2">(</text:span><text:span text:style-name="T4">fat</text:span><text:span text:style-name="T2">)</text:span><text:span text:style-name="T3"> </text:span></text:p>
          <text:p><text:span text:style-name="T3"><text:s text:c="2"/></text:span><text:span text:style-name="T2">}</text:span></text:p>
          <text:p><text:span text:style-name="T3"><text:s text:c="2"/></text:span><text:span text:style-name="T1">else</text:span><text:span text:style-name="T3"> </text:span><text:span text:style-name="T1">return</text:span><text:span text:style-name="T3"> </text:span><text:span text:style-name="T2">(</text:span><text:span text:style-name="T7">0</text:span><text:span text:style-name="T2">)</text:span></text:p>
          <text:p><text:span text:style-name="T3">}</text:span></text:p>
          <text:p><text:span text:style-name="T3"/></text:p>
          <text:p><text:span text:style-name="T1">int</text:span><text:span text:style-name="T3"> </text:span><text:span text:style-name="T4">main</text:span><text:span text:style-name="T2">(</text:span><text:span text:style-name="T1">void</text:span><text:span text:style-name="T2">){</text:span></text:p>
          <text:p><text:span text:style-name="T3"><text:s text:c="2"/></text:span><text:span text:style-name="T1">int</text:span><text:span text:style-name="T3"> </text:span><text:span text:style-name="T4">n</text:span><text:span text:style-name="T2">;</text:span></text:p>
          <text:p><text:span text:style-name="T3"><text:s text:c="2"/></text:span><text:span text:style-name="T4">n</text:span><text:span text:style-name="T3"> </text:span><text:span text:style-name="T6">=</text:span><text:span text:style-name="T3"> </text:span><text:span text:style-name="T4">input</text:span><text:span text:style-name="T2">();</text:span></text:p>
          <text:p><text:span text:style-name="T3"><text:s text:c="2"/></text:span><text:span text:style-name="T4">output</text:span><text:span text:style-name="T2">(</text:span><text:span text:style-name="T4">fatorial</text:span><text:span text:style-name="T2">(</text:span><text:span text:style-name="T4">n</text:span><text:span text:style-name="T2">))</text:span></text:p>
          <text:p><text:span text:style-name="T3"><text:s text:c="2"/></text:span><text:span text:style-name="T1">return</text:span><text:span text:style-name="T2">(</text:span><text:span text:style-name="T7">0</text:span><text:span text:style-name="T2">)</text:span></text:p>
          <text:p><text:span text:style-name="T3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57.975527389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1cm" svg:height="7.1cm" svg:x="33.6cm" svg:y="8.203cm">
          <text:p text:style-name="P3"><text:span text:style-name="T8">Compilad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0.5cm" svg:height="14.6cm" svg:x="8.3cm" svg:y="35.4cm">
          <text:p text:style-name="P5"><text:span text:style-name="T9">Binário</text:span><text:span text:style-name="T9"><text:line-break/></text:span><text:span text:style-name="T9">Executável</text:span></text:p>
          <draw:enhanced-geometry svg:viewBox="0 0 21600 21600" draw:path-stretchpoint-x="10800" draw:path-stretchpoint-y="10800" draw:text-areas="?f3 ?f4 ?f5 ?f6" draw:type="round-rectangle" draw:modifiers="1757.468666529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cm" svg:height="3.7cm" svg:x="56.1cm" svg:y="9.90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6cm" svg:height="3.7cm" svg:x="25.501cm" svg:y="9.90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20.2cm" svg:height="2.9cm" svg:x="2cm" svg:y="23.053cm">
          <text:p text:style-name="P7"><text:span text:style-name="T10">Linguagem C-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1" draw:id="id1" draw:layer="layout" svg:width="20.2cm" svg:height="10cm" svg:x="34.1cm" svg:y="16.7cm">
          <text:p text:style-name="P9"><text:span text:style-name="T11">Técnicas</text:span></text:p>
          <text:p text:style-name="P9"><text:span text:style-name="T11">e </text:span><text:span text:style-name="T11"><text:line-break/></text:span><text:span text:style-name="T11">Mecanismos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0.2cm" svg:height="2.9cm" svg:x="64.1cm" svg:y="21.111cm">
          <text:p text:style-name="P11"><text:span text:style-name="T12">Código</text:span></text:p>
          <text:p text:style-name="P12"><text:span text:style-name="T12">Intermediário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0.5cm" svg:height="14cm" svg:x="63.301cm" svg:y="4.754cm">
          <text:p text:style-name="P14"><text:span text:style-name="T13">LLVM IR</text:span></text:p>
          <draw:enhanced-geometry svg:viewBox="0 0 21600 21600" draw:path-stretchpoint-x="10800" draw:path-stretchpoint-y="10800" draw:text-areas="?f3 ?f4 ?f5 ?f6" draw:type="round-rectangle" draw:modifiers="927.433007324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cm" svg:height="3.7cm" svg:x="85.101cm" svg:y="9.9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7" draw:layer="layout" svg:width="21cm" svg:height="7.1cm" svg:x="49.701cm" svg:y="39.204cm">
          <text:p text:style-name="P16"><text:span text:style-name="T8">LLVM</text:span><text:span text:style-name="T14"><text:line-break/></text:span><text:span text:style-name="T15">https://llvm.or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8.002cm" svg:height="3.7cm" svg:x="29.8cm" svg:y="40.904cm">
          <text:p/>
          <draw:enhanced-geometry svg:viewBox="0 0 21600 21600" draw:mirror-horizontal="true" draw:mirror-vertical="false" draw:text-areas="0 ?f0 ?f5 ?f2" draw:type="right-arrow" draw:modifiers="18917.2471254791 6414.0502566873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3" draw:layer="layout" svg:width="20.2cm" svg:height="2.9cm" svg:x="51.2cm" svg:y="48.911cm">
          <text:p text:style-name="P12"><text:span text:style-name="T12">Ferramentas do LLVM</text:span></text:p>
          <text:p text:style-name="P12"><text:span text:style-name="T16">(llc, lli, clang...)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0.2cm" svg:height="2.9cm" svg:x="21.5cm" svg:y="51.4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xml:id="id2" draw:id="id2" draw:layer="layout" svg:width="8.453cm" svg:height="3.6cm" svg:x="23.4cm" svg:y="30.3cm">
          <text:p text:style-name="P19"><text:span text:style-name="T17">Análise Léx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xml:id="id3" draw:id="id3" draw:layer="layout" svg:width="9.253cm" svg:height="3.6cm" svg:x="32.553cm" svg:y="30.3cm">
          <text:p text:style-name="P19"><text:span text:style-name="T17">Análise Sintática</text:span></text:p>
          <draw:enhanced-geometry svg:viewBox="0 0 21600 21600" draw:type="rectangle" draw:enhanced-path="M 0 0 L 21600 0 21600 21600 0 21600 0 0 Z N"/>
        </draw:custom-shape>
        <draw:custom-shape draw:style-name="gr13" draw:text-style-name="P20" xml:id="id4" draw:id="id4" draw:layer="layout" svg:width="10.553cm" svg:height="3.6cm" svg:x="42.505cm" svg:y="30.3cm">
          <text:p text:style-name="P19"><text:span text:style-name="T17">Análise Semântica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xml:id="id5" draw:id="id5" draw:layer="layout" svg:width="10.553cm" svg:height="3.6cm" svg:x="53.647cm" svg:y="30.3cm">
          <text:p text:style-name="P19"><text:span text:style-name="T17">Geração de Código</text:span>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svg:x1="44.2cm" svg:y1="26.7cm" svg:x2="27.626cm" svg:y2="30.3cm" draw:start-shape="id1" draw:start-glue-point="2" draw:end-shape="id2" draw:end-glue-point="0" svg:d="M44200 26700v1827h-16574v1773" svg:viewBox="0 0 16575 3601">
          <text:p/>
        </draw:connector>
        <draw:connector draw:style-name="gr15" draw:text-style-name="P21" draw:layer="layout" svg:x1="44.2cm" svg:y1="26.7cm" svg:x2="37.179cm" svg:y2="30.3cm" draw:start-shape="id1" draw:start-glue-point="2" draw:end-shape="id3" draw:end-glue-point="0" svg:d="M44200 26700v1800h-7021v1800" svg:viewBox="0 0 7022 3601">
          <text:p/>
        </draw:connector>
        <draw:connector draw:style-name="gr15" draw:text-style-name="P21" draw:layer="layout" svg:x1="44.2cm" svg:y1="26.7cm" svg:x2="47.781cm" svg:y2="30.3cm" draw:start-shape="id1" draw:start-glue-point="2" draw:end-shape="id4" draw:end-glue-point="0" svg:d="M44200 26700v1800h3581v1800" svg:viewBox="0 0 3582 3601">
          <text:p/>
        </draw:connector>
        <draw:connector draw:style-name="gr15" draw:text-style-name="P21" draw:layer="layout" svg:x1="44.2cm" svg:y1="26.7cm" svg:x2="58.923cm" svg:y2="30.3cm" draw:start-shape="id1" draw:start-glue-point="2" draw:end-shape="id5" draw:end-glue-point="0" svg:d="M44200 26700v1800h14723v1800" svg:viewBox="0 0 14724 3601">
          <text:p/>
        </draw:connector>
        <draw:custom-shape draw:style-name="gr1" draw:text-style-name="P1" draw:layer="layout" svg:width="6cm" svg:height="3.7cm" svg:x="56.703cm" svg:y="9.9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6cm" svg:height="3.7cm" svg:x="56.102cm" svg:y="9.9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6cm" svg:height="3.7cm" svg:x="85.604cm" svg:y="9.9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6cm" svg:height="3.7cm" svg:x="85.003cm" svg:y="9.9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18.002cm" svg:height="3.7cm" svg:x="30.4cm" svg:y="40.905cm">
          <text:p/>
          <draw:enhanced-geometry svg:viewBox="0 0 21600 21600" draw:mirror-horizontal="true" draw:mirror-vertical="false" draw:text-areas="0 ?f0 ?f5 ?f2" draw:type="right-arrow" draw:modifiers="18917.2471254791 6414.0502566873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24.256cm" svg:height="3.7cm" draw:transform="rotate (-1.5707963267949) translate (92.152cm 16.5cm)">
          <text:p/>
          <draw:enhanced-geometry svg:viewBox="0 0 21600 21600" draw:mirror-horizontal="true" draw:mirror-vertical="false" draw:text-areas="0 ?f0 ?f5 ?f2" draw:type="right-arrow" draw:modifiers="19596.4546316527 5888.786814374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24.256cm" svg:height="3.7cm" draw:transform="rotate (-1.5707963267949) translate (92.153cm 16.001cm)">
          <text:p/>
          <draw:enhanced-geometry svg:viewBox="0 0 21600 21600" draw:mirror-horizontal="true" draw:mirror-vertical="false" draw:text-areas="0 ?f0 ?f5 ?f2" draw:type="right-arrow" draw:modifiers="19596.4546316527 5888.786814374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18.002cm" svg:height="3.7cm" svg:x="71.7cm" svg:y="40.905cm">
          <text:p/>
          <draw:enhanced-geometry svg:viewBox="0 0 21600 21600" draw:mirror-horizontal="true" draw:mirror-vertical="false" draw:text-areas="0 ?f0 ?f5 ?f2" draw:type="right-arrow" draw:modifiers="18917.2471254791 6414.0502566873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18.002cm" svg:height="3.7cm" svg:x="72.3cm" svg:y="40.906cm">
          <text:p/>
          <draw:enhanced-geometry svg:viewBox="0 0 21600 21600" draw:mirror-horizontal="true" draw:mirror-vertical="false" draw:text-areas="0 ?f0 ?f5 ?f2" draw:type="right-arrow" draw:modifiers="18917.2471254791 6414.0502566873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Droid Sans Devanagari" svg:font-family="'Droid Sans Devanagari'" style:font-family-generic="swiss"/>
    <style:font-face style:name="monospace" svg:font-family="monospace" style:font-pitch="fixed"/>
    <style:font-face style:name="Liberation Mono" svg:font-family="'Liberation Mono', 'Courier New'" style:font-family-generic="modern" style:font-pitch="fixed"/>
    <style:font-face style:name="Droid Sans Devanagari2" svg:font-family="'Droid Sans Devanagari'" style:font-pitch="variable"/>
    <style:font-face style:name="Source Han Sans CN1" svg:font-family="'Source Han Sans C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F" style:font-family-generic-asian="roman" style:font-size-asian="12pt" style:language-asian="zh" style:country-asian="CN" style:font-name-complex="Droid Sans Devanagari2" style:font-family-complex="'Droid Sans Devanagari'" style:font-pitch-complex="variable" style:font-size-complex="12pt" style:language-complex="hi" style:country-complex="IN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Índice" style:family="graphic">
      <style:paragraph-properties style:text-autospace="none"/>
      <style:text-properties style:font-name-complex="Droid Sans Devanagari" style:font-family-complex="'Droid Sans Devanagari'" style:font-family-generic-complex="swiss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Droid Sans Devanagari" style:font-family-complex="'Droid Sans Devanagari'" style:font-family-generic-complex="swiss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.5cm" fo:margin-bottom="0.5cm" fo:margin-left="0.5cm" fo:margin-right="0.5cm" fo:page-width="94.5cm" fo:page-height="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3-05T15:28:05.268092128</meta:creation-date>
    <dc:date>2021-07-20T16:18:59.976205901</dc:date>
    <meta:editing-duration>PT3H15M25S</meta:editing-duration>
    <meta:editing-cycles>24</meta:editing-cycles>
    <meta:generator>LibreOffice/7.1.4.2$Linux_X86_64 LibreOffice_project/10$Build-2</meta:generator>
    <meta:document-statistic meta:object-count="32"/>
  </office:meta>
</office:document-meta>
</file>